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8.64cm" fo:min-width="8.898cm"/>
    </style:style>
    <style:style style:name="gr2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648cm" fo:min-width="0.398cm" fo:padding-top="0.151cm" fo:padding-bottom="0.151cm" fo:padding-left="0.276cm" fo:padding-right="0.276cm"/>
    </style:style>
    <style:style style:name="gr3" style:family="graphic" style:parent-style-name="standard">
      <style:graphic-properties draw:fill-color="#f9a870" draw:textarea-horizontal-align="justify" draw:textarea-vertical-align="middle" draw:auto-grow-height="false" fo:min-height="1.02cm" fo:min-width="0.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9a870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8.89cm" svg:x="6.08cm" svg:y="6.08cm"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5.426cm" svg:y="7.466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4.843cm" svg:y="7.504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226cm" svg:height="0.962cm" svg:x="9.769cm" svg:y="7.677cm">
          <draw:text-box>
            <text:p>Output Discretes</text:p>
          </draw:text-box>
        </draw:frame>
        <draw:custom-shape draw:style-name="gr5" draw:text-style-name="P2" draw:layer="layout" svg:width="1.27cm" svg:height="1.27cm" svg:x="5.426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297cm" svg:height="0.962cm" svg:x="6.831cm" svg:y="7.658cm">
          <draw:text-box>
            <text:p>Power</text:p>
          </draw:text-box>
        </draw:frame>
        <draw:frame draw:style-name="gr4" draw:text-style-name="P4" draw:layer="layout" svg:width="1.526cm" svg:height="0.962cm" svg:x="6.831cm" svg:y="9.563cm">
          <draw:text-box>
            <text:p>SPI</text:p>
          </draw:text-box>
        </draw:frame>
        <draw:custom-shape draw:style-name="gr5" draw:text-style-name="P2" draw:layer="layout" svg:width="1.27cm" svg:height="1.27cm" svg:x="5.426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.731cm" svg:height="0.962cm" svg:x="6.831cm" svg:y="11.541cm">
          <draw:text-box>
            <text:p>Input Discretes</text:p>
          </draw:text-box>
        </draw:frame>
        <draw:custom-shape draw:style-name="gr5" draw:text-style-name="P2" draw:layer="layout" svg:width="1.27cm" svg:height="1.27cm" svg:x="5.445cm" svg:y="13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085cm" svg:height="0.962cm" svg:x="6.831cm" svg:y="13.373cm">
          <draw:text-box>
            <text:p>Clock</text:p>
          </draw:text-box>
        </draw:frame>
      </draw:page>
      <draw:page draw:name="page2" draw:style-name="dp1" draw:master-page-name="Default">
        <draw:custom-shape draw:style-name="gr1" draw:text-style-name="P1" draw:layer="layout" svg:width="9.398cm" svg:height="8.89cm" svg:x="6.08cm" svg:y="6.08cm">
          <text:p text:style-name="P1">FPGA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5.426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4.843cm" svg:y="7.50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526cm" svg:height="0.962cm" svg:x="12.938cm" svg:y="7.677cm">
          <draw:text-box>
            <text:p>SPI</text:p>
          </draw:text-box>
        </draw:frame>
        <draw:frame draw:style-name="gr4" draw:text-style-name="P4" draw:layer="layout" svg:width="4.731cm" svg:height="0.962cm" svg:x="6.831cm" svg:y="7.641cm">
          <draw:text-box>
            <text:p>Input Discretes</text:p>
          </draw:text-box>
        </draw:frame>
        <draw:custom-shape draw:style-name="gr3" draw:text-style-name="P3" draw:layer="layout" svg:width="1.27cm" svg:height="1.27cm" svg:x="14.843cm" svg:y="9.50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226cm" svg:height="0.962cm" svg:x="9.617cm" svg:y="9.636cm">
          <draw:text-box>
            <text:p>Output Discret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2T20:27:59.455262335</meta:creation-date>
    <dc:date>2019-04-12T20:45:50.781212909</dc:date>
    <meta:editing-duration>PT7M10S</meta:editing-duration>
    <meta:editing-cycles>2</meta:editing-cycles>
    <meta:generator>LibreOffice/6.0.7.3$Linux_X86_64 LibreOffice_project/00m0$Build-3</meta:generator>
    <meta:document-statistic meta:object-count="18"/>
  </office:meta>
</office:document-meta>
</file>